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_work_place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00/00/00</text:date>, <text:time style:data-style-name="N2" text:time-value="23:09:35.1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03T23:30:30.308000000</dc:date>
    <meta:editing-duration>PT8H39M22S</meta:editing-duration>
    <meta:editing-cycles>158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work_place.xml><?xml version="1.0" encoding="utf-8"?>
<!DOCTYPE module  PUBLIC '-//OpenOffice.org//DTD OfficeDocument 1.0//EN'  'module.dtd'>
<script:module xmlns:script="http://openoffice.org/2000/script" script:name="_work_place" script:language="StarBasic" script:moduleType="normal">'
' REF : https://help.libreoffice.org/latest/ro/text/sbasic/shared/03/lib_tools.html?&amp;DbPAR=SHARED&amp;System=WIN#strings_module
'

Sub C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


Sub B

REM updates the "Table of Contents" in a text doc
Dim allindexes, index As Object
    'allindexes = ThisComponent.getDocumentIndexes()
   ' index = allindexes.getByName("Table of Contents1")
    REM use the default name for Table of Contents and a 1
   ' index.update()
    
   ' MsgBox index
    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'	Dim i as Integer
'	For i = 1 To 3
	
		Dim c() as Byte : c = Mid( s, 1, 1 )

		MsgBox( c )
		MsgBox( c( 0 ) &amp; " " &amp; c( 1 ) )
		
		If ( c( 0 ) And &amp;HF0 ) = &amp;HE0 Then
			MsgBox( "3Byte Word" )
		ElseIf ( c( 0 ) And &amp;HE0 ) = &amp;HC0 Then
			MsgBox( "2Byte Word" )
		Else
			MsgBox( "1Byte Word" )
		EndIf
		
'	Next i

End Sub



Function Test1
End Function

Function IsKorean( s as String )

	if( Len( s ) ) Then
	EndIf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_work_place"/>
  <library:element library:name="type___number"/>
  <library:element library:name="script_forge___dictionary"/>
  <library:element library:name="research___encoding"/>
  <library:element library:name="base___function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Dim dic as Variant	
	dic = CreateScriptService("Dictionary")
	
	dic.Add( "a", 100 )
	dic.Add( "b", 200 )
	dic.Add( "c", 300 )
	
	MsgBox( dic.Keys( 0 ) &amp; dic.Item( "a" ) )

End Sub



Sub script_forge___dictionary___iteration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
	'
	Dim hex as Byte : hex = &amp;HFF ' 255
	
	MsgBox( hex )
	
	
	'
	' Octal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